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otori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https://it.aliexpress.com/item/Used-DC6-24V-Maxon-DC-mofor-DC-gear-motor-139885-Coreless-Motor-Switzerland-Super-Magnetic-Gear/32814297367.html?spm=a2g0y.10010108.1000016.1.bc1ee2aPOviL8&amp;isOrigTitle=true" xlink:type="simple">https://it.aliexpress.com/item/Used-DC6-24V-Maxon-DC-mofor-DC-gear-motor-139885-Coreless-Motor-Switzerland-Super-Magnetic-Gear/32814297367.html?spm=a2g0y.10010108.1000016.1.bc1ee2aPOviL8&amp;isOrigTitle=true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5$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F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https://www.adafruit.com/product/3317" xlink:type="simple">https://www.adafruit.com/product/3317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89,70$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duino Mega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https://store.arduino.cc/arduino-mega-2560-rev3" xlink:type="simple">https://store.arduino.cc/arduino-mega-2560-rev3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number-columns-repeated="1023"/>
        </table:table-row>
        <table:table-row table:style-name="ro1">
          <table:table-cell table:style-name="ce3" office:value-type="float" office:value="35" calcext:value-type="float">
            <text:p>35€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mu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-10$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ssi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vel shifter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https://it.aliexpress.com/item/5pcs-lot-IIC-I2C-Logic-Level-Converter-Bi-Directional-Module-5V-to-3-3V-For-Arduino/1972791896.html?spm=a2g0y.search0104.3.10.Ue9nHU&amp;ws_ab_test=searchweb0_0,searchweb201602_4_10152_5560013_10065_10151_10068_10344_10342_10343_10340_10341_10304_10307_10060_10302_10155_10154_10056_10055_5370013_10054_10059_10534_10533_10532_100031_10099_10338_10339_10103_10102_10052_10053_10107_10050_10142_10051_10084_10083_10080_10082_10081_10177_10110_10111_10112_5590013_10113_10114_143_10312_10313_10314_10184_5570013_10078_10079_10073,searchweb201603_30,ppcSwitch_3&amp;btsid=956e58f9-1baa-44a2-abbe-ce6c394c3281&amp;algo_expid=c90e24c9-d301-422a-b7f5-d86d0cff22b7-1&amp;algo_pvid=c90e24c9-d301-422a-b7f5-d86d0cff22b7" xlink:type="simple">https://it.aliexpress.com/item/5pcs-lot-IIC-I2C-Logic-Level-Converter-Bi-Directional-Module-5V-to-3-3V-For-Arduino/1972791896.html?spm=a2g0y.search0104.3.10.Ue9nHU&amp;ws_ab_test=searchweb0_0,searchweb201602_4_10152_5560013_10065_10151_10068_10344_10342_10343_10340_10341_10304_10307_10060_10302_10155_10154_10056_10055_5370013_10054_10059_10534_10533_10532_100031_10099_10338_10339_10103_10102_10052_10053_10107_10050_10142_10051_10084_10083_10080_10082_10081_10177_10110_10111_10112_5590013_10113_10114_143_10312_10313_10314_10184_5570013_10078_10079_10073,searchweb201603_30,ppcSwitch_3&amp;btsid=956e58f9-1baa-44a2-abbe-ce6c394c3281&amp;algo_expid=c90e24c9-d301-422a-b7f5-d86d0cff22b7-1&amp;algo_pvid=c90e24c9-d301-422a-b7f5-d86d0cff22b7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,22$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 number:grouping="true"/>
      <number:text>€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5.1.0.3$Linux_X86_64 LibreOffice_project/</meta:generator>
  </office:meta>
</office:document-meta>
</file>